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color="#a9b7c6" style:font-name="DejaVu Sans Mono" officeooo:rsid="000b4263" officeooo:paragraph-rsid="000b4263"/>
    </style:style>
    <style:style style:name="P2" style:family="paragraph" style:parent-style-name="Preformatted_20_Text">
      <style:paragraph-properties fo:margin-top="0cm" fo:margin-bottom="0.499cm" loext:contextual-spacing="false"/>
      <style:text-properties fo:color="#a9b7c6" style:font-name="DejaVu Sans Mono"/>
    </style:style>
    <style:style style:name="P3" style:family="paragraph" style:parent-style-name="Preformatted_20_Text">
      <style:text-properties fo:color="#a9b7c6"/>
    </style:style>
    <style:style style:name="P4" style:family="paragraph" style:parent-style-name="Preformatted_20_Text">
      <style:text-properties fo:color="#a9b7c6" style:font-name="DejaVu Sans Mono"/>
    </style:style>
    <style:style style:name="P5" style:family="paragraph" style:parent-style-name="Preformatted_20_Text">
      <style:text-properties fo:color="#808080"/>
    </style:style>
    <style:style style:name="P6" style:family="paragraph" style:parent-style-name="Preformatted_20_Text">
      <style:text-properties fo:color="#808080" style:font-name="DejaVu Sans Mono"/>
    </style:style>
    <style:style style:name="P7" style:family="paragraph" style:parent-style-name="Preformatted_20_Text">
      <style:text-properties fo:color="#629755"/>
    </style:style>
    <style:style style:name="P8" style:family="paragraph" style:parent-style-name="Preformatted_20_Text">
      <style:text-properties fo:color="#629755" style:font-name="DejaVu Sans Mono" fo:font-style="italic"/>
    </style:style>
    <style:style style:name="P9" style:family="paragraph" style:parent-style-name="Standard">
      <style:text-properties officeooo:rsid="000b4263" officeooo:paragraph-rsid="000b4263"/>
    </style:style>
    <style:style style:name="T1" style:family="text">
      <style:text-properties fo:color="#cc7832"/>
    </style:style>
    <style:style style:name="T2" style:family="text">
      <style:text-properties fo:color="#cc7832" fo:font-weight="bold"/>
    </style:style>
    <style:style style:name="T3" style:family="text">
      <style:text-properties fo:color="#cc7832" style:font-name="DejaVu Sans Mono"/>
    </style:style>
    <style:style style:name="T4" style:family="text">
      <style:text-properties fo:color="#cc7832" style:font-name="DejaVu Sans Mono" fo:font-weight="bold"/>
    </style:style>
    <style:style style:name="T5" style:family="text">
      <style:text-properties fo:color="#ffc66d"/>
    </style:style>
    <style:style style:name="T6" style:family="text">
      <style:text-properties fo:color="#ffc66d" style:font-name="DejaVu Sans Mono"/>
    </style:style>
    <style:style style:name="T7" style:family="text">
      <style:text-properties fo:color="#6a8759"/>
    </style:style>
    <style:style style:name="T8" style:family="text">
      <style:text-properties fo:color="#6a8759" style:font-name="DejaVu Sans Mono"/>
    </style:style>
    <style:style style:name="T9" style:family="text">
      <style:text-properties fo:color="#9876aa"/>
    </style:style>
    <style:style style:name="T10" style:family="text">
      <style:text-properties fo:color="#9876aa" style:font-name="DejaVu Sans Mono"/>
    </style:style>
    <style:style style:name="T11" style:family="text">
      <style:text-properties style:font-name="DejaVu Sans Mono"/>
    </style:style>
    <style:style style:name="T12" style:family="text">
      <style:text-properties style:font-name="DejaVu Sans Mono" fo:font-style="italic"/>
    </style:style>
    <style:style style:name="T13" style:family="text">
      <style:text-properties fo:color="#629755"/>
    </style:style>
    <style:style style:name="T14" style:family="text">
      <style:text-properties fo:color="#629755" style:font-name="DejaVu Sans Mono" fo:font-style="italic"/>
    </style:style>
    <style:style style:name="T15" style:family="text">
      <style:text-properties fo:color="#629755" style:font-name="DejaVu Sans Mono" fo:font-style="italic" fo:font-weight="bold"/>
    </style:style>
    <style:style style:name="T16" style:family="text">
      <style:text-properties fo:color="#6897bb"/>
    </style:style>
    <style:style style:name="T17" style:family="text">
      <style:text-properties fo:color="#6897bb" style:font-name="DejaVu Sans Mono"/>
    </style:style>
    <style:style style:name="T18" style:family="text">
      <style:text-properties fo:color="#808080"/>
    </style:style>
    <style:style style:name="T19" style:family="text">
      <style:text-properties fo:color="#808080" style:font-name="DejaVu Sans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ttps szerver létrehozása</text:p>
      <text:p text:style-name="P9">+ bejövő requestek-nek a szétdobálása</text:p>
      <text:p text:style-name="P9"/>
      <text:p text:style-name="P9"/>
      <text:p text:style-name="P9"/>
      <text:p text:style-name="P1"><text:span text:style-name="T2">var </text:span>fs = <text:span text:style-name="T5">require</text:span>(<text:span text:style-name="T7">'fs'</text:span>)<text:span text:style-name="T1">;</text:span></text:p>
      <text:p text:style-name="P4"><text:span text:style-name="T2">var </text:span>path = <text:span text:style-name="T5">require</text:span>(<text:span text:style-name="T7">'path'</text:span>)<text:span text:style-name="T1">;</text:span></text:p>
      <text:p text:style-name="P4"><text:span text:style-name="T2">var </text:span><text:span text:style-name="T9">http2 </text:span>= <text:span text:style-name="T5">require</text:span>(<text:span text:style-name="T7">'http2'</text:span>)<text:span text:style-name="T1">;</text:span></text:p>
      <text:p text:style-name="P4"><text:span text:style-name="T2">var </text:span>url = <text:span text:style-name="T5">require</text:span>(<text:span text:style-name="T7">'url'</text:span>)<text:span text:style-name="T1">;</text:span></text:p>
      <text:p text:style-name="P6">// The callback to handle requests</text:p>
      <text:p text:style-name="P8">/**</text:p>
      <text:p text:style-name="P7"><text:s/><text:span text:style-name="T12">*</text:span></text:p>
      <text:p text:style-name="P3"><text:span text:style-name="T13"><text:s/></text:span><text:span text:style-name="T14">* </text:span><text:span text:style-name="T15">@param </text:span><text:span text:style-name="T14">request</text:span></text:p>
      <text:p text:style-name="P3"><text:span text:style-name="T13"><text:s/></text:span><text:span text:style-name="T14">* </text:span><text:span text:style-name="T15">@param </text:span><text:span text:style-name="T14">httpresponse response</text:span></text:p>
      <text:p text:style-name="P7"><text:s/><text:span text:style-name="T12">*/</text:span></text:p>
      <text:p text:style-name="P4"><text:span text:style-name="T2">var </text:span>systemCaches = {}<text:span text:style-name="T1">;</text:span></text:p>
      <text:p text:style-name="P4"><text:span text:style-name="T2">var </text:span>caches = {}<text:span text:style-name="T1">;</text:span></text:p>
      <text:p text:style-name="P4"><text:span text:style-name="T2">function </text:span><text:span text:style-name="T5">onRequest</text:span>(request<text:span text:style-name="T1">, </text:span>response) {</text:p>
      <text:p text:style-name="P3"><text:s text:c="3"/><text:span text:style-name="T11">response.</text:span><text:span text:style-name="T6">setHeader</text:span><text:span text:style-name="T11">(</text:span><text:span text:style-name="T8">'Access-Control-Allow-Origin'</text:span><text:span text:style-name="T3">, </text:span><text:span text:style-name="T8">'*'</text:span><text:span text:style-name="T11">)</text:span><text:span text:style-name="T3">;</text:span></text:p>
      <text:p text:style-name="P3"><text:span text:style-name="T1"><text:s text:c="3"/></text:span><text:span text:style-name="T11">response.</text:span><text:span text:style-name="T6">setHeader</text:span><text:span text:style-name="T11">(</text:span><text:span text:style-name="T8">'Access-Control-Allow-Headers'</text:span><text:span text:style-name="T3">, </text:span><text:span text:style-name="T8">'Content-Type, Depth, User-Agent, X-File-Size, X-Requested-With, If-Modified-Since, X-File-Name, Cache-Control'</text:span><text:span text:style-name="T11">)</text:span><text:span text:style-name="T3">;</text:span></text:p>
      <text:p text:style-name="P3"><text:span text:style-name="T1"><text:s text:c="3"/></text:span><text:span text:style-name="T11">response.</text:span><text:span text:style-name="T6">setHeader</text:span><text:span text:style-name="T11">(</text:span><text:span text:style-name="T8">'Access-Control-Allow-Methods'</text:span><text:span text:style-name="T3">, </text:span><text:span text:style-name="T8">'GET, POST, PUT, DELETE, OPTIONS'</text:span><text:span text:style-name="T11">)</text:span><text:span text:style-name="T3">;</text:span></text:p>
      <text:p text:style-name="P3"><text:span text:style-name="T1"><text:s text:c="3"/></text:span><text:span text:style-name="T4">var </text:span><text:span text:style-name="T11">parsed = url.</text:span><text:span text:style-name="T6">parse</text:span><text:span text:style-name="T11">(request.</text:span><text:span text:style-name="T10">url</text:span><text:span text:style-name="T11">)</text:span><text:span text:style-name="T3">;</text:span></text:p>
      <text:p text:style-name="P3"><text:span text:style-name="T1"><text:s text:c="3"/></text:span><text:span text:style-name="T4">var </text:span><text:span text:style-name="T11">filename = path.</text:span><text:span text:style-name="T6">basename</text:span><text:span text:style-name="T11">(parsed.pathname)</text:span><text:span text:style-name="T3">;</text:span></text:p>
      <text:p text:style-name="P3"><text:span text:style-name="T1"><text:s text:c="3"/></text:span><text:span text:style-name="T4">var </text:span><text:span text:style-name="T11">requestPath = parsed.pathname</text:span><text:span text:style-name="T3">;</text:span></text:p>
      <text:p text:style-name="P3"><text:span text:style-name="T1"><text:s text:c="3"/></text:span><text:span text:style-name="T4">var </text:span><text:span text:style-name="T11">filePath</text:span><text:span text:style-name="T3">;</text:span></text:p>
      <text:p text:style-name="P3"><text:span text:style-name="T1"><text:s text:c="3"/></text:span><text:span text:style-name="T4">var </text:span><text:span text:style-name="T11">responseCode = </text:span><text:span text:style-name="T17">200</text:span><text:span text:style-name="T3">;</text:span></text:p>
      <text:p text:style-name="P3"><text:span text:style-name="T1"><text:s text:c="3"/></text:span><text:span text:style-name="T4">var </text:span><text:span text:style-name="T11">isSystem = request.</text:span><text:span text:style-name="T10">url</text:span><text:span text:style-name="T11">.</text:span><text:span text:style-name="T6">indexOf</text:span><text:span text:style-name="T11">(</text:span><text:span text:style-name="T8">'/jspm_packages'</text:span><text:span text:style-name="T11">) !== -</text:span><text:span text:style-name="T17">1</text:span><text:span text:style-name="T3">;</text:span></text:p>
      <text:p text:style-name="P3"><text:span text:style-name="T1"><text:s text:c="3"/></text:span><text:span text:style-name="T4">if </text:span><text:span text:style-name="T11">(systemCaches[requestPath] || caches[requestPath]) {</text:span></text:p>
      <text:p text:style-name="P3"><text:s text:c="6"/><text:span text:style-name="T11">console.</text:span><text:span text:style-name="T6">log</text:span><text:span text:style-name="T11">(</text:span><text:span text:style-name="T8">'cache hit:' </text:span><text:span text:style-name="T11">+ requestPath)</text:span><text:span text:style-name="T3">;</text:span></text:p>
      <text:p text:style-name="P3"><text:span text:style-name="T1"><text:s text:c="6"/></text:span><text:span text:style-name="T11">response.</text:span><text:span text:style-name="T6">end</text:span><text:span text:style-name="T11">(isSystem ? systemCaches[requestPath] : caches[requestPath])</text:span><text:span text:style-name="T3">;</text:span></text:p>
      <text:p text:style-name="P3"><text:span text:style-name="T1"><text:s text:c="6"/></text:span><text:span text:style-name="T4">return</text:span><text:span text:style-name="T3">;</text:span></text:p>
      <text:p text:style-name="P3"><text:span text:style-name="T1"><text:s text:c="3"/></text:span><text:span text:style-name="T11">}</text:span></text:p>
      <text:p text:style-name="P3"><text:s text:c="3"/><text:span text:style-name="T4">if </text:span><text:span text:style-name="T11">(isSystem) {</text:span></text:p>
      <text:p text:style-name="P3"><text:s text:c="6"/><text:span text:style-name="T11">filePath = path.</text:span><text:span text:style-name="T6">resolve</text:span><text:span text:style-name="T11">(path.</text:span><text:span text:style-name="T6">join</text:span><text:span text:style-name="T11">(__dirname + </text:span><text:span text:style-name="T8">'/../'</text:span><text:span text:style-name="T3">, </text:span><text:span text:style-name="T11">requestPath))</text:span><text:span text:style-name="T3">;</text:span></text:p>
      <text:p text:style-name="P3"><text:span text:style-name="T1"><text:s text:c="6"/></text:span><text:span text:style-name="T4">if </text:span><text:span text:style-name="T11">(fs.</text:span><text:span text:style-name="T6">existsSync</text:span><text:span text:style-name="T11">(filePath)) {</text:span></text:p>
      <text:p text:style-name="P3"><text:s text:c="9"/><text:span text:style-name="T11">systemCaches[requestPath] = fs.</text:span><text:span text:style-name="T6">readFileSync</text:span><text:span text:style-name="T11">(filePath)</text:span><text:span text:style-name="T3">;</text:span></text:p>
      <text:p text:style-name="P3"><text:span text:style-name="T1"><text:s text:c="6"/></text:span><text:span text:style-name="T11">}</text:span></text:p>
      <text:p text:style-name="P3"><text:s text:c="3"/><text:span text:style-name="T11">} </text:span><text:span text:style-name="T4">else if </text:span><text:span text:style-name="T11">(request.</text:span><text:span text:style-name="T10">url</text:span><text:span text:style-name="T11">.</text:span><text:span text:style-name="T6">indexOf</text:span><text:span text:style-name="T11">(</text:span><text:span text:style-name="T8">'/node_modules'</text:span><text:span text:style-name="T11">) !== -</text:span><text:span text:style-name="T17">1</text:span><text:span text:style-name="T11">) {</text:span></text:p>
      <text:p text:style-name="P3"><text:s text:c="6"/><text:span text:style-name="T11">filePath = path.</text:span><text:span text:style-name="T6">join</text:span><text:span text:style-name="T11">(path.</text:span><text:span text:style-name="T6">resolve</text:span><text:span text:style-name="T11">(__dirname + </text:span><text:span text:style-name="T8">'/../'</text:span><text:span text:style-name="T11">)</text:span><text:span text:style-name="T3">, </text:span><text:span text:style-name="T11">request.</text:span><text:span text:style-name="T10">url</text:span><text:span text:style-name="T11">)</text:span><text:span text:style-name="T3">;</text:span></text:p>
      <text:p text:style-name="P3"><text:span text:style-name="T1"><text:s text:c="3"/></text:span><text:span text:style-name="T11">} </text:span><text:span text:style-name="T4">else if </text:span><text:span text:style-name="T11">(request.</text:span><text:span text:style-name="T10">url</text:span><text:span text:style-name="T11">.</text:span><text:span text:style-name="T6">indexOf</text:span><text:span text:style-name="T11">(</text:span><text:span text:style-name="T8">'/static'</text:span><text:span text:style-name="T11">) !== -</text:span><text:span text:style-name="T17">1</text:span><text:span text:style-name="T11">) {</text:span></text:p>
      <text:p text:style-name="P3"><text:s text:c="6"/><text:span text:style-name="T11">filePath = path.</text:span><text:span text:style-name="T6">join</text:span><text:span text:style-name="T11">(path.</text:span><text:span text:style-name="T6">resolve</text:span><text:span text:style-name="T11">(__dirname + </text:span><text:span text:style-name="T8">'/../../static'</text:span><text:span text:style-name="T11">)</text:span><text:span text:style-name="T3">, </text:span><text:span text:style-name="T11">filename)</text:span><text:span text:style-name="T3">;</text:span></text:p>
      <text:p text:style-name="P3"><text:span text:style-name="T1"><text:s text:c="3"/></text:span><text:span text:style-name="T11">} </text:span><text:span text:style-name="T4">else if </text:span><text:span text:style-name="T11">(request.</text:span><text:span text:style-name="T10">url</text:span><text:span text:style-name="T11">.</text:span><text:span text:style-name="T6">indexOf</text:span><text:span text:style-name="T11">(</text:span><text:span text:style-name="T8">'test.html'</text:span><text:span text:style-name="T11">) !== -</text:span><text:span text:style-name="T17">1</text:span><text:span text:style-name="T11">) {</text:span></text:p>
      <text:p text:style-name="P3"><text:s text:c="6"/><text:span text:style-name="T11">filePath = path.</text:span><text:span text:style-name="T6">join</text:span><text:span text:style-name="T11">(path.</text:span><text:span text:style-name="T6">resolve</text:span><text:span text:style-name="T11">(__dirname)</text:span><text:span text:style-name="T3">, </text:span><text:span text:style-name="T11">filename)</text:span><text:span text:style-name="T3">;</text:span></text:p>
      <text:p text:style-name="P3"><text:span text:style-name="T1"><text:s text:c="3"/></text:span><text:span text:style-name="T11">} </text:span><text:span text:style-name="T4">else if </text:span><text:span text:style-name="T11">(request.</text:span><text:span text:style-name="T10">url</text:span><text:span text:style-name="T11">.</text:span><text:span text:style-name="T6">indexOf</text:span><text:span text:style-name="T11">(</text:span><text:span text:style-name="T8">'dev-server'</text:span><text:span text:style-name="T11">) !== -</text:span><text:span text:style-name="T17">1</text:span><text:span text:style-name="T11">) {</text:span></text:p>
      <text:p text:style-name="P3"><text:s text:c="6"/><text:span text:style-name="T11">filePath = path.</text:span><text:span text:style-name="T6">join</text:span><text:span text:style-name="T11">(path.</text:span><text:span text:style-name="T6">resolve</text:span><text:span text:style-name="T11">(__dirname)</text:span><text:span text:style-name="T3">, </text:span><text:span text:style-name="T11">filename)</text:span><text:span text:style-name="T3">;</text:span></text:p>
      <text:p text:style-name="P3"><text:span text:style-name="T1"><text:s text:c="3"/></text:span><text:span text:style-name="T11">} </text:span><text:span text:style-name="T4">else </text:span><text:span text:style-name="T11">{</text:span></text:p>
      <text:p text:style-name="P3"><text:s text:c="6"/><text:span text:style-name="T11">filePath = path.</text:span><text:span text:style-name="T6">resolve</text:span><text:span text:style-name="T11">(path.</text:span><text:span text:style-name="T6">join</text:span><text:span text:style-name="T11">(__dirname + </text:span><text:span text:style-name="T8">'/../dev-dist'</text:span><text:span text:style-name="T3">, </text:span><text:span text:style-name="T11">request.</text:span><text:span text:style-name="T10">url</text:span><text:span text:style-name="T11">))</text:span><text:span text:style-name="T3">;</text:span></text:p>
      <text:p text:style-name="P3"><text:span text:style-name="T1"><text:s text:c="6"/></text:span><text:span text:style-name="T19">/* if (fs.existsSync(filePath)) {</text:span></text:p>
      <text:p text:style-name="P5"><text:s text:c="9"/><text:span text:style-name="T11">caches[request.url] = fs.readFileSync(filePath);</text:span></text:p>
      <text:p text:style-name="P5"><text:s text:c="6"/><text:span text:style-name="T11">}*/</text:span></text:p>
      <text:p text:style-name="P3"><text:span text:style-name="T18"><text:s text:c="3"/></text:span><text:span text:style-name="T11">}</text:span></text:p>
      <text:p text:style-name="P3"><text:s text:c="3"/><text:span text:style-name="T4">if </text:span><text:span text:style-name="T11">(!filePath || !fs.</text:span><text:span text:style-name="T6">existsSync</text:span><text:span text:style-name="T11">(filePath) || (fs.</text:span><text:span text:style-name="T6">existsSync</text:span><text:span text:style-name="T11">(filePath) &amp;&amp; fs.</text:span><text:span text:style-name="T6">lstatSync</text:span><text:span text:style-name="T11">(filePath).</text:span><text:span text:style-name="T6">isDirectory</text:span><text:span text:style-name="T11">())) {</text:span></text:p>
      <text:p text:style-name="P3"><text:s text:c="6"/><text:span text:style-name="T11">responseCode = </text:span><text:span text:style-name="T17">404</text:span><text:span text:style-name="T3">;</text:span></text:p>
      <text:p text:style-name="P3"><text:span text:style-name="T1"><text:s text:c="6"/></text:span><text:span text:style-name="T11">filePath = path.</text:span><text:span text:style-name="T6">resolve</text:span><text:span text:style-name="T11">(__dirname + </text:span><text:span text:style-name="T8">'/404.html'</text:span><text:span text:style-name="T11">)</text:span><text:span text:style-name="T3">;</text:span></text:p>
      <text:p text:style-name="P3"><text:soft-page-break/><text:span text:style-name="T1"><text:s text:c="3"/></text:span><text:span text:style-name="T11">}</text:span></text:p>
      <text:p text:style-name="P3"><text:s text:c="3"/><text:span text:style-name="T11">response.</text:span><text:span text:style-name="T6">writeHead</text:span><text:span text:style-name="T11">(responseCode)</text:span><text:span text:style-name="T3">;</text:span></text:p>
      <text:p text:style-name="P3"><text:span text:style-name="T1"><text:s text:c="3"/></text:span><text:span text:style-name="T4">var </text:span><text:span text:style-name="T11">fileStream = fs.</text:span><text:span text:style-name="T6">createReadStream</text:span><text:span text:style-name="T11">(filePath)</text:span><text:span text:style-name="T3">;</text:span></text:p>
      <text:p text:style-name="P3"><text:span text:style-name="T1"><text:s text:c="3"/></text:span><text:span text:style-name="T11">fileStream.</text:span><text:span text:style-name="T6">pipe</text:span><text:span text:style-name="T11">(response)</text:span><text:span text:style-name="T3">;</text:span></text:p>
      <text:p text:style-name="P3"><text:span text:style-name="T1"><text:s text:c="3"/></text:span><text:span text:style-name="T11">fileStream.</text:span><text:span text:style-name="T6">on</text:span><text:span text:style-name="T11">(</text:span><text:span text:style-name="T8">'finish'</text:span><text:span text:style-name="T3">, </text:span><text:span text:style-name="T11">response.</text:span><text:span text:style-name="T10">end</text:span><text:span text:style-name="T11">)</text:span><text:span text:style-name="T3">;</text:span></text:p>
      <text:p text:style-name="P4">}</text:p>
      <text:p text:style-name="P6">// Creating the server in plain or TLS mode (TLS mode is the default)</text:p>
      <text:p text:style-name="P4"><text:span text:style-name="T2">var </text:span>server = <text:span text:style-name="T9">http2</text:span>.createSecureServer({</text:p>
      <text:p text:style-name="P3"><text:s text:c="3"/><text:span text:style-name="T10">key</text:span><text:span text:style-name="T11">: fs.</text:span><text:span text:style-name="T6">readFileSync</text:span><text:span text:style-name="T11">(path.</text:span><text:span text:style-name="T6">join</text:span><text:span text:style-name="T11">(__dirname</text:span><text:span text:style-name="T3">, </text:span><text:span text:style-name="T8">'/localhost.key'</text:span><text:span text:style-name="T11">))</text:span><text:span text:style-name="T3">,</text:span></text:p>
      <text:p text:style-name="P3"><text:span text:style-name="T1"><text:s text:c="3"/></text:span><text:span text:style-name="T10">cert</text:span><text:span text:style-name="T11">: fs.</text:span><text:span text:style-name="T6">readFileSync</text:span><text:span text:style-name="T11">(path.</text:span><text:span text:style-name="T6">join</text:span><text:span text:style-name="T11">(__dirname</text:span><text:span text:style-name="T3">, </text:span><text:span text:style-name="T8">'/localhost.crt'</text:span><text:span text:style-name="T11">))</text:span><text:span text:style-name="T3">,</text:span></text:p>
      <text:p text:style-name="P3"><text:span text:style-name="T1"><text:s text:c="3"/></text:span><text:span text:style-name="T10">requestCert</text:span><text:span text:style-name="T11">: </text:span><text:span text:style-name="T4">false</text:span><text:span text:style-name="T3">,</text:span></text:p>
      <text:p text:style-name="P3"><text:span text:style-name="T1"><text:s text:c="3"/></text:span><text:span text:style-name="T10">rejectUnauthorized</text:span><text:span text:style-name="T11">: </text:span><text:span text:style-name="T4">false</text:span></text:p>
      <text:p text:style-name="P4">}<text:span text:style-name="T1">, </text:span><text:span text:style-name="T5">onRequest</text:span>)<text:span text:style-name="T1">;</text:span></text:p>
      <text:p text:style-name="P4">server.<text:span text:style-name="T5">listen</text:span>(<text:span text:style-name="T16">8089</text:span>)<text:span text:style-name="T1">;</text:span></text:p>
      <text:p text:style-name="P2">console.<text:span text:style-name="T5">log</text:span>(<text:span text:style-name="T7">'server started'</text:span>)<text:span text:style-name="T1">;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2:53:51.983486296</meta:creation-date>
    <dc:date>2018-07-27T12:55:46.882417445</dc:date>
    <meta:editing-duration>PT1M5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66" meta:word-count="251" meta:character-count="2690" meta:non-whitespace-character-count="2309"/>
  </office:meta>
</office:document-meta>
</file>